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51a"/>
    </style:style>
    <style:style style:name="P2" style:family="paragraph" style:parent-style-name="Standard">
      <style:text-properties officeooo:rsid="0008951a" officeooo:paragraph-rsid="0008951a"/>
    </style:style>
    <style:style style:name="P3" style:family="paragraph" style:parent-style-name="Standard">
      <style:text-properties officeooo:rsid="000ada59" officeooo:paragraph-rsid="000ada59"/>
    </style:style>
    <style:style style:name="P4" style:family="paragraph" style:parent-style-name="Standard">
      <style:text-properties officeooo:rsid="000bc45e" officeooo:paragraph-rsid="000bc45e"/>
    </style:style>
    <style:style style:name="P5" style:family="paragraph" style:parent-style-name="Standard">
      <style:text-properties officeooo:rsid="000fde01" officeooo:paragraph-rsid="000fde01"/>
    </style:style>
    <style:style style:name="P6" style:family="paragraph" style:parent-style-name="Standard">
      <style:text-properties officeooo:rsid="001190cf" officeooo:paragraph-rsid="001190cf"/>
    </style:style>
    <style:style style:name="P7" style:family="paragraph" style:parent-style-name="Standard">
      <style:text-properties officeooo:rsid="0013b42a" officeooo:paragraph-rsid="0013b42a"/>
    </style:style>
    <style:style style:name="P8" style:family="paragraph" style:parent-style-name="Standard">
      <style:text-properties officeooo:rsid="00179f41" officeooo:paragraph-rsid="00179f41"/>
    </style:style>
    <style:style style:name="P9" style:family="paragraph" style:parent-style-name="Standard">
      <style:text-properties officeooo:rsid="001b7a1e" officeooo:paragraph-rsid="001b7a1e"/>
    </style:style>
    <style:style style:name="P10" style:family="paragraph" style:parent-style-name="Standard">
      <style:text-properties officeooo:rsid="001c3401" officeooo:paragraph-rsid="001c3401"/>
    </style:style>
    <style:style style:name="P11" style:family="paragraph" style:parent-style-name="Standard">
      <style:text-properties officeooo:rsid="001d11a5" officeooo:paragraph-rsid="001d11a5"/>
    </style:style>
    <style:style style:name="P12" style:family="paragraph" style:parent-style-name="Standard">
      <style:text-properties officeooo:rsid="001efbd9" officeooo:paragraph-rsid="001efbd9"/>
    </style:style>
    <style:style style:name="T1" style:family="text">
      <style:text-properties officeooo:rsid="0008951a"/>
    </style:style>
    <style:style style:name="T2" style:family="text">
      <style:text-properties officeooo:rsid="000db8ab"/>
    </style:style>
    <style:style style:name="T3" style:family="text">
      <style:text-properties officeooo:rsid="001338f4"/>
    </style:style>
    <style:style style:name="T4" style:family="text">
      <style:text-properties officeooo:rsid="0015ae67"/>
    </style:style>
    <style:style style:name="T5" style:family="text">
      <style:text-properties officeooo:rsid="0018031e"/>
    </style:style>
    <style:style style:name="T6" style:family="text">
      <style:text-properties officeooo:rsid="001b7a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Git</text:span></text:p>
      <text:p text:style-name="P2">git checkout &lt;branch name&gt; (move to another branch)</text:p>
      <text:p text:style-name="P2">git checkout -b &lt;branch name&gt; (to create and move on to the other branch, use -b flag)</text:p>
      <text:p text:style-name="P3">git rebase &lt;branch name&gt;</text:p>
      <text:p text:style-name="P4"><text:span text:style-name="T2">git checkout master</text:span>^ (caret operator)</text:p>
      <text:p text:style-name="P5">git checkout HEAD~4 (tilde operator)(to go up 4 nodes in a tree)</text:p>
      <text:p text:style-name="P5">git branch -f master HEAD~3 (to take master branch 3 nodes up in a tree)</text:p>
      <text:p text:style-name="P6">git reset <text:span text:style-name="T3">HEAD~1</text:span></text:p>
      <text:p text:style-name="P6">git revert</text:p>
      <text:p text:style-name="P7">git cherry-pick &lt;commit1&gt; &lt;commit2&gt; &lt;...&gt; <text:span text:style-name="T4">(when want to add specific commits in a tree after master)</text:span></text:p>
      <text:p text:style-name="P8">git rebase -i <text:span text:style-name="T5">c3</text:span>(-i flags means interactive)<text:span text:style-name="T5">(c3 from where you want to create new tree)</text:span></text:p>
      <text:p text:style-name="P8"/>
      <text:p text:style-name="P8"/>
      <text:p text:style-name="P8"><text:tab/><text:tab/><text:tab/><text:tab/><text:tab/><text:span text:style-name="T6">Git Remote</text:span></text:p>
      <text:p text:style-name="P9">git clone</text:p>
      <text:p text:style-name="P10">git fetch</text:p>
      <text:p text:style-name="P11">git merge</text:p>
      <text:p text:style-name="P11">git pull</text:p>
      <text:p text:style-name="P11">git push</text:p>
      <text:p text:style-name="P12">git pull –rebase</text:p>
      <text:p text:style-name="P12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17:18.106219928</meta:creation-date>
    <dc:date>2020-06-19T15:38:03.088910149</dc:date>
    <meta:editing-duration>PT3H56M35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13" meta:character-count="630" meta:non-whitespace-character-count="524"/>
  </office:meta>
</office:document-meta>
</file>